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35.8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42.8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81.41pt"/>
    </style:style>
    <style:style style:name="co8" style:family="table-column">
      <style:table-column-properties fo:break-before="auto" style:column-width="168.46pt"/>
    </style:style>
    <style:style style:name="co9" style:family="table-column">
      <style:table-column-properties fo:break-before="auto" style:column-width="9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cc00" fo:border="0.06pt solid #000000"/>
    </style:style>
    <style:style style:name="ce5" style:family="table-cell" style:parent-style-name="Default">
      <style:table-cell-properties fo:background-color="#ff99ff" fo:border="0.06pt solid #000000"/>
    </style:style>
    <style:style style:name="ce6" style:family="table-cell" style:parent-style-name="Default">
      <style:table-cell-properties fo:background-color="#3399ff" fo:border="0.06pt solid #000000"/>
    </style:style>
    <style:style style:name="ce7" style:family="table-cell" style:parent-style-name="Default">
      <style:table-cell-properties fo:background-color="#ff00cc" fo:border="0.06pt solid #000000"/>
    </style:style>
    <style:style style:name="ce8" style:family="table-cell" style:parent-style-name="Default">
      <style:table-cell-properties fo:background-color="#330099" fo:border="0.06pt solid #000000"/>
    </style:style>
    <style:style style:name="ce9" style:family="table-cell" style:parent-style-name="Default">
      <style:table-cell-properties fo:background-color="#ff66cc" fo:border="0.06pt solid #000000"/>
    </style:style>
    <style:style style:name="ce10" style:family="table-cell" style:parent-style-name="Default">
      <style:table-cell-properties fo:background-color="#cc9900" fo:border="0.06pt solid #000000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ccff66" fo:border="0.06pt solid #000000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ackground-color="#9999ff" fo:border="0.06pt solid #000000"/>
    </style:style>
    <style:style style:name="ce15" style:family="table-cell" style:parent-style-name="Default">
      <style:table-cell-properties fo:background-color="#ff9999" fo:border="0.06pt solid #000000"/>
    </style:style>
    <style:style style:name="ce16" style:family="table-cell" style:parent-style-name="Default">
      <style:table-cell-properties fo:background-color="#cc9966" fo:border="0.06pt solid #000000"/>
    </style:style>
    <style:style style:name="ce17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ong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JobID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Nstep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Dueling</text:p>
          </table:table-cell>
          <table:table-cell table:style-name="ce2" office:value-type="string" calcext:value-type="string">
            <text:p>Srg</text:p>
          </table:table-cell>
          <table:table-cell table:style-name="ce2" office:value-type="string" calcext:value-type="string">
            <text:p>Mean Time</text:p>
          </table:table-cell>
          <table:table-cell table:style-name="ce2" office:value-type="string" calcext:value-type="string">
            <text:p>Success Rati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02451" calcext:value-type="float">
            <text:p>2302451</text:p>
          </table:table-cell>
          <table:table-cell office:value-type="string" calcext:value-type="string">
            <text:p>re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2463" calcext:value-type="float">
            <text:p>2302463</text:p>
          </table:table-cell>
          <table:table-cell office:value-type="string" calcext:value-type="string">
            <text:p>ree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2858" calcext:value-type="float">
            <text:p>2302858</text:p>
          </table:table-cell>
          <table:table-cell office:value-type="string" calcext:value-type="string">
            <text:p>ree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495826" calcext:value-type="float">
            <text:p>495826</text:p>
          </table:table-cell>
          <table:table-cell table:style-name="ce4" office:value-type="string" calcext:value-type="string">
            <text:p>reed/i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95839" calcext:value-type="float">
            <text:p>495839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95850" calcext:value-type="float">
            <text:p>495850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2302942" calcext:value-type="float">
            <text:p>2302942</text:p>
          </table:table-cell>
          <table:table-cell table:style-name="ce5" office:value-type="string" calcext:value-type="string">
            <text:p>ree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2302953" calcext:value-type="float">
            <text:p>2302953</text:p>
          </table:table-cell>
          <table:table-cell table:style-name="ce5" office:value-type="string" calcext:value-type="string">
            <text:p>re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2303194" calcext:value-type="float">
            <text:p>2303194</text:p>
          </table:table-cell>
          <table:table-cell table:style-name="ce5" office:value-type="string" calcext:value-type="string">
            <text:p>ree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float" office:value="495860" calcext:value-type="float">
            <text:p>495860</text:p>
          </table:table-cell>
          <table:table-cell table:style-name="ce6" office:value-type="string" calcext:value-type="string">
            <text:p>i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v</text:p>
          </table:table-cell>
          <table:table-cell table:style-name="ce6" office:value-type="string" calcext:value-type="string">
            <text:p>495905??</text:p>
          </table:table-cell>
          <table:table-cell table:style-name="ce6" office:value-type="string" calcext:value-type="string">
            <text:p>i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v</text:p>
          </table:table-cell>
          <table:table-cell table:style-name="ce6" office:value-type="string" calcext:value-type="string">
            <text:p>495915??</text:p>
          </table:table-cell>
          <table:table-cell table:style-name="ce6" office:value-type="string" calcext:value-type="string">
            <text:p>is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7" office:value-type="float" office:value="495938" calcext:value-type="float">
            <text:p>495938</text:p>
          </table:table-cell>
          <table:table-cell table:style-name="ce7" office:value-type="string" calcext:value-type="string">
            <text:p>is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7" office:value-type="float" office:value="495948" calcext:value-type="float">
            <text:p>495948</text:p>
          </table:table-cell>
          <table:table-cell table:style-name="ce7" office:value-type="string" calcext:value-type="string">
            <text:p>is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7" office:value-type="float" office:value="495958" calcext:value-type="float">
            <text:p>495958</text:p>
          </table:table-cell>
          <table:table-cell table:style-name="ce7" office:value-type="string" calcext:value-type="string">
            <text:p>is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8" office:value-type="float" office:value="495968" calcext:value-type="float">
            <text:p>495968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8" office:value-type="float" office:value="495978" calcext:value-type="float">
            <text:p>495978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8" office:value-type="float" office:value="495988" calcext:value-type="float">
            <text:p>495988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9" office:value-type="float" office:value="495988" calcext:value-type="float">
            <text:p>495988</text:p>
          </table:table-cell>
          <table:table-cell table:style-name="ce9" office:value-type="string" calcext:value-type="string">
            <text:p>is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9" office:value-type="float" office:value="496008" calcext:value-type="float">
            <text:p>496008</text:p>
          </table:table-cell>
          <table:table-cell table:style-name="ce9" office:value-type="string" calcext:value-type="string">
            <text:p>i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9" office:value-type="float" office:value="496018" calcext:value-type="float">
            <text:p>496018</text:p>
          </table:table-cell>
          <table:table-cell table:style-name="ce9" office:value-type="string" calcext:value-type="string">
            <text:p>i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028" calcext:value-type="float">
            <text:p>496028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038" calcext:value-type="float">
            <text:p>496038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048" calcext:value-type="float">
            <text:p>496048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float" office:value="2303205" calcext:value-type="float">
            <text:p>2303205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float" office:value="2303556" calcext:value-type="float">
            <text:p>2303556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float" office:value="2303566" calcext:value-type="float">
            <text:p>2303566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2303663" calcext:value-type="float">
            <text:p>2303663</text:p>
          </table:table-cell>
          <table:table-cell table:style-name="ce11" office:value-type="string" calcext:value-type="string">
            <text:p>ree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2303759" calcext:value-type="float">
            <text:p>2303759</text:p>
          </table:table-cell>
          <table:table-cell table:style-name="ce11" office:value-type="string" calcext:value-type="string">
            <text:p>ree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2304240" calcext:value-type="float">
            <text:p>2304240</text:p>
          </table:table-cell>
          <table:table-cell table:style-name="ce11" office:value-type="string" calcext:value-type="string">
            <text:p>ree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304250" calcext:value-type="float">
            <text:p>2304250</text:p>
          </table:table-cell>
          <table:table-cell office:value-type="string" calcext:value-type="string">
            <text:p>r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4493" calcext:value-type="float">
            <text:p>2304493</text:p>
          </table:table-cell>
          <table:table-cell office:value-type="string" calcext:value-type="string">
            <text:p>r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4505" calcext:value-type="float">
            <text:p>2304505</text:p>
          </table:table-cell>
          <table:table-cell office:value-type="string" calcext:value-type="string">
            <text:p>re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2304609" calcext:value-type="float">
            <text:p>2304609</text:p>
          </table:table-cell>
          <table:table-cell table:style-name="ce12" office:value-type="string" calcext:value-type="string">
            <text:p>ree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float" office:value="2304619" calcext:value-type="float">
            <text:p>2304619</text:p>
          </table:table-cell>
          <table:table-cell table:style-name="ce12" office:value-type="string" calcext:value-type="string">
            <text:p>reed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ree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3" office:value-type="float" office:value="496074" calcext:value-type="float">
            <text:p>496074</text:p>
          </table:table-cell>
          <table:table-cell table:style-name="ce13" office:value-type="string" calcext:value-type="string">
            <text:p>ist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3" office:value-type="float" office:value="496084" calcext:value-type="float">
            <text:p>496084</text:p>
          </table:table-cell>
          <table:table-cell table:style-name="ce13" office:value-type="string" calcext:value-type="string">
            <text:p>ist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3" office:value-type="float" office:value="496094" calcext:value-type="float">
            <text:p>496094</text:p>
          </table:table-cell>
          <table:table-cell table:style-name="ce13" office:value-type="string" calcext:value-type="string">
            <text:p>ist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196104" calcext:value-type="float">
            <text:p>196104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114" calcext:value-type="float">
            <text:p>496114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124" calcext:value-type="float">
            <text:p>496124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V-nogpu</text:p>
          </table:table-cell>
          <table:table-cell table:style-name="ce5" office:value-type="float" office:value="496134" calcext:value-type="float">
            <text:p>496134</text:p>
          </table:table-cell>
          <table:table-cell table:style-name="ce5" office:value-type="string" calcext:value-type="string">
            <text:p>i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5" office:value-type="float" office:value="496146" calcext:value-type="float">
            <text:p>496146</text:p>
          </table:table-cell>
          <table:table-cell table:style-name="ce5" office:value-type="string" calcext:value-type="string">
            <text:p>i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5" office:value-type="float" office:value="496156" calcext:value-type="float">
            <text:p>496156</text:p>
          </table:table-cell>
          <table:table-cell table:style-name="ce5" office:value-type="string" calcext:value-type="string">
            <text:p>i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4" office:value-type="float" office:value="496166" calcext:value-type="float">
            <text:p>496166</text:p>
          </table:table-cell>
          <table:table-cell table:style-name="ce14" office:value-type="string" calcext:value-type="string">
            <text:p>ist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4" office:value-type="float" office:value="496176" calcext:value-type="float">
            <text:p>496176</text:p>
          </table:table-cell>
          <table:table-cell table:style-name="ce14" office:value-type="string" calcext:value-type="string">
            <text:p>ist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4" office:value-type="float" office:value="496186" calcext:value-type="float">
            <text:p>496186</text:p>
          </table:table-cell>
          <table:table-cell table:style-name="ce14" office:value-type="string" calcext:value-type="string">
            <text:p>ist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5" office:value-type="float" office:value="496237" calcext:value-type="float">
            <text:p>496237</text:p>
          </table:table-cell>
          <table:table-cell table:style-name="ce15" office:value-type="string" calcext:value-type="string">
            <text:p>ist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5" office:value-type="float" office:value="496247" calcext:value-type="float">
            <text:p>496247</text:p>
          </table:table-cell>
          <table:table-cell table:style-name="ce15" office:value-type="string" calcext:value-type="string">
            <text:p>is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5" office:value-type="float" office:value="496257" calcext:value-type="float">
            <text:p>496257</text:p>
          </table:table-cell>
          <table:table-cell table:style-name="ce15" office:value-type="string" calcext:value-type="string">
            <text:p>is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6" office:value-type="float" office:value="496267" calcext:value-type="float">
            <text:p>496267</text:p>
          </table:table-cell>
          <table:table-cell table:style-name="ce16" office:value-type="string" calcext:value-type="string">
            <text:p>is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6" office:value-type="float" office:value="496277" calcext:value-type="float">
            <text:p>496277</text:p>
          </table:table-cell>
          <table:table-cell table:style-name="ce16" office:value-type="string" calcext:value-type="string">
            <text:p>is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6" office:value-type="float" office:value="496287" calcext:value-type="float">
            <text:p>496287</text:p>
          </table:table-cell>
          <table:table-cell table:style-name="ce16" office:value-type="string" calcext:value-type="string">
            <text:p>is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7" office:value-type="float" office:value="496319" calcext:value-type="float">
            <text:p>496319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7" office:value-type="float" office:value="496329" calcext:value-type="float">
            <text:p>496329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7" office:value-type="float" office:value="496339" calcext:value-type="float">
            <text:p>496339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</table:table>
      <table:table table:name="pong_seed_jobid" table:style-name="ta1">
        <table:table-column table:style-name="co8" table:default-cell-style-name="ce18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ce18" office:value-type="float" office:value="324267" calcext:value-type="float">
            <text:p>324267</text:p>
          </table:table-cell>
          <table:table-cell table:style-name="ce18" office:value-type="float" office:value="250271" calcext:value-type="float">
            <text:p>250271</text:p>
          </table:table-cell>
          <table:table-cell table:style-name="ce18" office:value-type="float" office:value="189762" calcext:value-type="float">
            <text:p>189762</text:p>
          </table:table-cell>
          <table:table-cell table:style-name="ce18" office:value-type="float" office:value="542357" calcext:value-type="float">
            <text:p>542357</text:p>
          </table:table-cell>
          <table:table-cell table:style-name="ce18" office:value-type="float" office:value="519293" calcext:value-type="float">
            <text:p>519293</text:p>
          </table:table-cell>
          <table:table-cell table:style-name="ce18" office:value-type="float" office:value="516463" calcext:value-type="float">
            <text:p>516463</text:p>
          </table:table-cell>
          <table:table-cell table:style-name="ce18" office:value-type="float" office:value="353568" calcext:value-type="float">
            <text:p>353568</text:p>
          </table:table-cell>
          <table:table-cell table:style-name="ce18" office:value-type="float" office:value="110577" calcext:value-type="float">
            <text:p>110577</text:p>
          </table:table-cell>
          <table:table-cell table:style-name="ce18" office:value-type="float" office:value="953419" calcext:value-type="float">
            <text:p>953419</text:p>
          </table:table-cell>
          <table:table-cell table:style-name="ce18" office:value-type="float" office:value="405991" calcext:value-type="float">
            <text:p>405991</text:p>
          </table:table-cell>
        </table:table-row>
        <table:table-row table:style-name="ro1">
          <table:table-cell office:value-type="string" calcext:value-type="string">
            <text:p>1step</text:p>
          </table:table-cell>
          <table:table-cell office:value-type="float" office:value="2302451" calcext:value-type="float">
            <text:p>2302451</text:p>
          </table:table-cell>
          <table:table-cell office:value-type="float" office:value="2302452" calcext:value-type="float">
            <text:p>2302452</text:p>
          </table:table-cell>
          <table:table-cell office:value-type="float" office:value="2302453" calcext:value-type="float">
            <text:p>2302453</text:p>
          </table:table-cell>
          <table:table-cell office:value-type="float" office:value="2302454" calcext:value-type="float">
            <text:p>2302454</text:p>
          </table:table-cell>
          <table:table-cell office:value-type="float" office:value="2302455" calcext:value-type="float">
            <text:p>2302455</text:p>
          </table:table-cell>
          <table:table-cell office:value-type="float" office:value="2302456" calcext:value-type="float">
            <text:p>2302456</text:p>
          </table:table-cell>
          <table:table-cell office:value-type="float" office:value="2302457" calcext:value-type="float">
            <text:p>2302457</text:p>
          </table:table-cell>
          <table:table-cell office:value-type="float" office:value="2302458" calcext:value-type="float">
            <text:p>2302458</text:p>
          </table:table-cell>
          <table:table-cell office:value-type="float" office:value="2302459" calcext:value-type="float">
            <text:p>2302459</text:p>
          </table:table-cell>
          <table:table-cell office:value-type="float" office:value="2302460" calcext:value-type="float">
            <text:p>2302460</text:p>
          </table:table-cell>
        </table:table-row>
        <table:table-row table:style-name="ro1">
          <table:table-cell office:value-type="string" calcext:value-type="string">
            <text:p>2step</text:p>
          </table:table-cell>
          <table:table-cell office:value-type="float" office:value="2302463" calcext:value-type="float">
            <text:p>2302463</text:p>
          </table:table-cell>
          <table:table-cell office:value-type="float" office:value="2302464" calcext:value-type="float">
            <text:p>2302464</text:p>
          </table:table-cell>
          <table:table-cell office:value-type="float" office:value="2302465" calcext:value-type="float">
            <text:p>2302465</text:p>
          </table:table-cell>
          <table:table-cell office:value-type="float" office:value="2302466" calcext:value-type="float">
            <text:p>2302466</text:p>
          </table:table-cell>
          <table:table-cell office:value-type="float" office:value="2302467" calcext:value-type="float">
            <text:p>2302467</text:p>
          </table:table-cell>
          <table:table-cell office:value-type="float" office:value="2302468" calcext:value-type="float">
            <text:p>2302468</text:p>
          </table:table-cell>
          <table:table-cell office:value-type="float" office:value="2302469" calcext:value-type="float">
            <text:p>2302469</text:p>
          </table:table-cell>
          <table:table-cell office:value-type="float" office:value="2302470" calcext:value-type="float">
            <text:p>2302470</text:p>
          </table:table-cell>
          <table:table-cell office:value-type="float" office:value="2302472" calcext:value-type="float">
            <text:p>2302472</text:p>
          </table:table-cell>
          <table:table-cell office:value-type="float" office:value="2302473" calcext:value-type="float">
            <text:p>2302473</text:p>
          </table:table-cell>
        </table:table-row>
        <table:table-row table:style-name="ro1">
          <table:table-cell office:value-type="string" calcext:value-type="string">
            <text:p>3step</text:p>
          </table:table-cell>
          <table:table-cell office:value-type="float" office:value="2302858" calcext:value-type="float">
            <text:p>2302858</text:p>
          </table:table-cell>
          <table:table-cell office:value-type="float" office:value="2302859" calcext:value-type="float">
            <text:p>2302859</text:p>
          </table:table-cell>
          <table:table-cell office:value-type="float" office:value="2302861" calcext:value-type="float">
            <text:p>2302861</text:p>
          </table:table-cell>
          <table:table-cell office:value-type="float" office:value="2302862" calcext:value-type="float">
            <text:p>2302862</text:p>
          </table:table-cell>
          <table:table-cell office:value-type="float" office:value="2302863" calcext:value-type="float">
            <text:p>2302863</text:p>
          </table:table-cell>
          <table:table-cell office:value-type="float" office:value="2302864" calcext:value-type="float">
            <text:p>2302864</text:p>
          </table:table-cell>
          <table:table-cell office:value-type="float" office:value="2302865" calcext:value-type="float">
            <text:p>2302865</text:p>
          </table:table-cell>
          <table:table-cell office:value-type="float" office:value="2302866" calcext:value-type="float">
            <text:p>2302866</text:p>
          </table:table-cell>
          <table:table-cell office:value-type="float" office:value="2302867" calcext:value-type="float">
            <text:p>2302867</text:p>
          </table:table-cell>
          <table:table-cell office:value-type="float" office:value="2302868" calcext:value-type="float">
            <text:p>2302868</text:p>
          </table:table-cell>
        </table:table-row>
        <table:table-row table:style-name="ro1">
          <table:table-cell office:value-type="string" calcext:value-type="string">
            <text:p>1step-dou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ep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-srg_0.000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ep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-srg_0.000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ep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-srg_0.000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step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-srg_0.0008</text:p>
          </table:table-cell>
          <table:table-cell table:number-columns-repeated="10"/>
        </table:table-row>
      </table:table>
      <table:table table:name="pong_seed_runtime" table:style-name="ta1">
        <table:table-column table:style-name="co8" table:default-cell-style-name="ce18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ce18" office:value-type="float" office:value="324267" calcext:value-type="float">
            <text:p>324267</text:p>
          </table:table-cell>
          <table:table-cell table:style-name="ce18" office:value-type="float" office:value="250271" calcext:value-type="float">
            <text:p>250271</text:p>
          </table:table-cell>
          <table:table-cell table:style-name="ce18" office:value-type="float" office:value="189762" calcext:value-type="float">
            <text:p>189762</text:p>
          </table:table-cell>
          <table:table-cell table:style-name="ce18" office:value-type="float" office:value="542357" calcext:value-type="float">
            <text:p>542357</text:p>
          </table:table-cell>
          <table:table-cell table:style-name="ce18" office:value-type="float" office:value="519293" calcext:value-type="float">
            <text:p>519293</text:p>
          </table:table-cell>
          <table:table-cell table:style-name="ce18" office:value-type="float" office:value="516463" calcext:value-type="float">
            <text:p>516463</text:p>
          </table:table-cell>
          <table:table-cell table:style-name="ce18" office:value-type="float" office:value="353568" calcext:value-type="float">
            <text:p>353568</text:p>
          </table:table-cell>
          <table:table-cell table:style-name="ce18" office:value-type="float" office:value="110577" calcext:value-type="float">
            <text:p>110577</text:p>
          </table:table-cell>
          <table:table-cell table:style-name="ce18" office:value-type="float" office:value="953419" calcext:value-type="float">
            <text:p>953419</text:p>
          </table:table-cell>
          <table:table-cell table:style-name="ce18" office:value-type="float" office:value="405991" calcext:value-type="float">
            <text:p>405991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1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-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5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1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8</text:p>
          </table:table-cell>
          <table:table-cell table:number-columns-repeated="11"/>
        </table:table-row>
      </table:table>
      <table:table table:name="pong_reward_100" table:style-name="ta1">
        <table:table-column table:style-name="co8" table:default-cell-style-name="ce18"/>
        <table:table-column table:style-name="co1" table:number-columns-repeated="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ce18" office:value-type="float" office:value="324267" calcext:value-type="float">
            <text:p>324267</text:p>
          </table:table-cell>
          <table:table-cell table:style-name="ce18" office:value-type="float" office:value="250271" calcext:value-type="float">
            <text:p>250271</text:p>
          </table:table-cell>
          <table:table-cell table:style-name="ce18" office:value-type="float" office:value="189762" calcext:value-type="float">
            <text:p>189762</text:p>
          </table:table-cell>
          <table:table-cell table:style-name="ce18" office:value-type="float" office:value="542357" calcext:value-type="float">
            <text:p>542357</text:p>
          </table:table-cell>
          <table:table-cell table:style-name="ce18" office:value-type="float" office:value="519293" calcext:value-type="float">
            <text:p>519293</text:p>
          </table:table-cell>
          <table:table-cell table:style-name="ce18" office:value-type="float" office:value="516463" calcext:value-type="float">
            <text:p>516463</text:p>
          </table:table-cell>
          <table:table-cell table:style-name="ce18" office:value-type="float" office:value="353568" calcext:value-type="float">
            <text:p>353568</text:p>
          </table:table-cell>
          <table:table-cell table:style-name="ce18" office:value-type="float" office:value="110577" calcext:value-type="float">
            <text:p>110577</text:p>
          </table:table-cell>
          <table:table-cell table:style-name="ce18" office:value-type="float" office:value="953419" calcext:value-type="float">
            <text:p>953419</text:p>
          </table:table-cell>
          <table:table-cell table:style-name="ce18" office:value-type="float" office:value="405991" calcext:value-type="float">
            <text:p>405991</text:p>
          </table:table-cell>
          <table:table-cell office:value-type="string" calcext:value-type="string">
            <text:p>SUCCESS_RATE</text:p>
          </table:table-cell>
        </table:table-row>
        <table:table-row table:style-name="ro1">
          <table:table-cell office:value-type="string" calcext:value-type="string">
            <text:p>1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-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5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1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8</text:p>
          </table:table-cell>
          <table:table-cell table:number-columns-repeated="11"/>
        </table:table-row>
      </table:table>
      <table:table table:name="pong2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JobID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Nstep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Dueling</text:p>
          </table:table-cell>
          <table:table-cell table:style-name="ce2" office:value-type="string" calcext:value-type="string">
            <text:p>Srg</text:p>
          </table:table-cell>
          <table:table-cell table:style-name="ce2" office:value-type="string" calcext:value-type="string">
            <text:p>Mean Time</text:p>
          </table:table-cell>
          <table:table-cell table:style-name="ce2" office:value-type="string" calcext:value-type="string">
            <text:p>Success Ratio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 style:data-style-name="N2" text:time-value="19:35:07.946475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4:09:34.368287473</meta:creation-date>
    <dc:date>2020-02-21T20:45:17.693830851</dc:date>
    <meta:editing-duration>PT2H1M11S</meta:editing-duration>
    <meta:editing-cycles>6</meta:editing-cycles>
    <meta:generator>LibreOffice/5.1.6.2$Linux_X86_64 LibreOffice_project/10m0$Build-2</meta:generator>
    <meta:document-statistic meta:table-count="5" meta:cell-count="883" meta:object-count="0"/>
  </office:meta>
</office:document-meta>
</file>